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0.3236in"/>
    </style:style>
    <style:style style:name="Table2.B" style:family="table-column">
      <style:table-column-properties style:column-width="2.925in"/>
    </style:style>
    <style:style style:name="Table2.C" style:family="table-column">
      <style:table-column-properties style:column-width="1.622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5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in" fo:margin-right="-0.0016in" fo:margin-top="0in" fo:margin-bottom="0in" style:contextual-spacing="false" fo:line-height="105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.4917in" fo:margin-right="0in" fo:margin-top="0in" fo:margin-bottom="0in" style:contextual-spacing="false" fo:line-height="150%" fo:text-align="justify" style:justify-single-word="false" fo:orphans="2" fo:widows="2" fo:text-indent="-0.4917in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6pt" style:font-style-complex="italic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0.2083in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left="0in" fo:margin-right="0.3925in" fo:margin-top="0in" fo:margin-bottom="0in" style:contextual-spacing="false" fo:line-height="100%" fo:text-indent="0in" style:auto-text-indent="false"/>
    </style:style>
    <style:style style:name="P23" style:family="paragraph" style:parent-style-name="Standard">
      <style:paragraph-properties fo:margin-left="0in" fo:margin-right="0.3925in" fo:margin-top="0in" fo:margin-bottom="0in" style:contextual-spacing="false" fo:line-height="100%" fo:text-align="end" style:justify-single-word="false" fo:text-indent="0in" style:auto-text-indent="false"/>
    </style:style>
    <style:style style:name="P24" style:family="paragraph" style:parent-style-name="Standard">
      <loext:graphic-properties draw:fill="solid" draw:fill-color="#ffffff"/>
      <style:paragraph-properties fo:margin-top="0in" fo:margin-bottom="0in" style:contextual-spacing="false" fo:line-height="150%" fo:orphans="0" fo:widows="0" fo:background-color="#ffffff" style:snap-to-layout-grid="false">
        <style:tab-stops>
          <style:tab-stop style:position="3.9374in"/>
        </style:tab-stops>
      </style:paragraph-properties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>
        <style:tab-stops>
          <style:tab-stop style:position="0.4917in"/>
          <style:tab-stop style:position="0.8083in"/>
        </style:tab-stops>
      </style:paragraph-properties>
    </style:style>
    <style:style style:name="P28" style:family="paragraph" style:parent-style-name="Standard">
      <style:paragraph-properties fo:margin-top="0in" fo:margin-bottom="0in" style:contextual-spacing="false" fo:line-height="150%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31" style:family="paragraph" style:parent-style-name="Standard">
      <style:paragraph-properties fo:margin-top="0in" fo:margin-bottom="0in" style:contextual-spacing="false" fo:line-height="0.2083in"/>
    </style:style>
    <style:style style:name="P32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33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Text_20_body_20_indent">
      <style:paragraph-properties fo:line-height="150%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officeooo:rsid="00098ea3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officeooo:rsid="000d58a4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officeooo:rsid="000da9df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officeooo:rsid="00101e34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06fe7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0e3247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style:text-underline-style="none" style:letter-kerning="false" style:font-size-asian="12pt" style:language-asian="en" style:country-asian="US" style:font-size-complex="12pt" style:language-complex="ar" style:country-complex="SA"/>
    </style:style>
    <style:style style:name="T14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officeooo:rsid="0007c598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4pt" style:text-underline-style="solid" style:text-underline-width="auto" style:text-underline-color="font-color" officeooo:rsid="0006fe71" style:font-name-asian="Times New Roman1" style:font-size-asian="14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T22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3" style:family="text"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24" style:family="text">
      <style:text-properties fo:color="#ff66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language-asian="ru" style:country-asian="RU"/>
    </style:style>
    <style:style style:name="T26" style:family="text">
      <style:text-properties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5"/>
      <text:p text:style-name="P6"/>
      <text:p text:style-name="P20"><text:span text:style-name="T3">ФАКУЛЬТЕТ </text:span><text:span text:style-name="T22">Информатика и системы управления</text:span></text:p>
      <text:p text:style-name="P7"/>
      <text:p text:style-name="P20"><text:span text:style-name="T3">КАФЕДРА </text:span><text:span text:style-name="T22">Компьютерные системы и сети (ИУ6)</text:span></text:p>
      <text:p text:style-name="P6"/>
      <text:p text:style-name="P24"><text:span text:style-name="T15">НАПРАВЛЕНИЕ ПОДГОТОВКИ <text:s text:c="2"/></text:span><text:span text:style-name="T23">09.03.03 </text:span><text:span text:style-name="T22">прикладная информатика</text:span></text:p>
      <text:p text:style-name="P11"/>
      <text:p text:style-name="P20"><text:span text:style-name="T10"><text:s text:c="12"/></text:span></text:p>
      <text:p text:style-name="P12"/>
      <text:p text:style-name="P30"/>
      <text:p text:style-name="P30"/>
      <text:p text:style-name="P21"><text:span text:style-name="T16">«</text:span><text:span text:style-name="T17">Светофор</text:span><text:span text:style-name="T16">»</text:span></text:p>
      <text:p text:style-name="P17"/>
      <text:p text:style-name="P21"><text:span text:style-name="T16">Техническое задание на курсовую работу </text:span></text:p>
      <text:p text:style-name="P21"><text:span text:style-name="T16">по дисциплине Схемотехника</text:span></text:p>
      <text:p text:style-name="P18"/>
      <text:p text:style-name="P21"><text:span text:style-name="T16">Листов 4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span text:style-name="T18">Студент <text:s text:c="6"/></text:span><text:span text:style-name="T19">гр. ИУ6-6</text:span><text:span text:style-name="T20">2</text:span><text:span text:style-name="T19">Б</text:span><text:span text:style-name="T2">__ <text:s text:c="24"/>__________________ <text:s text:c="2"/>__</text:span><text:span text:style-name="T9">А.Е.Медведев</text:span><text:span text:style-name="T2">____ </text:span></text:p>
      <text:p text:style-name="P22"><text:span text:style-name="T21"><text:tab/> <text:s text:c="15"/>(Группа) <text:s text:c="65"/>(Подпись, дата) <text:s text:c="27"/>(И.О. Фамилия) </text:span></text:p>
      <text:p text:style-name="P23"><text:span text:style-name="T21"><text:s text:c="8"/></text:span></text:p>
      <text:p text:style-name="P19"/>
      <text:p text:style-name="P31"><text:span text:style-name="T18">Руководитель курсовой работы,</text:span><text:span text:style-name="T2"> <text:s text:c="14"/>__________________ <text:s text:c="2"/>____</text:span><text:span text:style-name="T9">Т.А.Ким</text:span><text:span text:style-name="T2">______</text:span></text:p>
      <text:p text:style-name="P31"><text:span text:style-name="T16">(</text:span><text:span text:style-name="T18">кандидат технических наук) <text:s text:c="14"/></text:span><text:span text:style-name="T2"><text:s text:c="6"/><text:tab/> <text:s/></text:span><text:span text:style-name="T21">(Подпись, дата) <text:s text:c="27"/>(И.О. Фамилия) <text:s text:c="4"/></text:span><text:span text:style-name="T2"><text:s text:c="10"/><text:tab/></text:span></text:p>
      <text:p text:style-name="P23"><text:span text:style-name="T21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21"><text:span text:style-name="T3">Москва, 2020</text:span></text:p>
      <text:p text:style-name="P32"><text:soft-page-break/><text:span text:style-name="T3">1 ВВЕДЕНИЕ</text:span></text:p>
      <text:p text:style-name="P25"><text:span text:style-name="T3"><text:tab/>Настоящее техническое задание распространяется на разработку </text:span><text:span text:style-name="T4">платы с логикой работы светофора</text:span><text:span text:style-name="T3">. Данное устройство предназначено для </text:span><text:span text:style-name="T4">городских светофоров автомобитьного трафика с контроллируемым диапазоном временных задержек между переключением различных цветовых сигналов</text:span><text:span text:style-name="T3">. Устройство необходимо выполнить на элементной базе ТТЛ.</text:span></text:p>
      <text:p text:style-name="P32"><text:span text:style-name="T3">2 ОСНОВАНИЯ ДЛЯ РАЗРАБОТКИ</text:span></text:p>
      <text:p text:style-name="P25"><text:span text:style-name="T3"><text:tab/>Устройство разрабатывается на основе учебного плана кафедры ИУ6 «Компьютерные системы и сети» Московского государственного технического университета им. Н.Э.Баумана.</text:span></text:p>
      <text:p text:style-name="P8"/>
      <text:p text:style-name="P32"><text:span text:style-name="T3">3 НАЗНАЧЕНИЕ РАЗРАБОТКИ</text:span></text:p>
      <text:p text:style-name="P25"><text:span text:style-name="T3"><text:tab/>Устройство предназначено для </text:span><text:span text:style-name="T5">дорожного светофора</text:span><text:span text:style-name="T3">. </text:span><text:span text:style-name="T5">Дорожный светофор должен переходить из одного состояния в другое при достежении конечного времени</text:span><text:span text:style-name="T3">.</text:span></text:p>
      <text:p text:style-name="P25"><text:span text:style-name="T3"><text:tab/></text:span><text:span text:style-name="T5">На схеме задаётся нужное колличество секунд для каждого состояния светофора, где состояние — горение нужного массива светодиодов нужного цвета. </text:span><text:span text:style-name="T6">Внутренний генератор отсчитывает время и сравнивает с задержкой между двумя состояниями. При достижении нужного времени происходин обнуление таймера и смена состояния.</text:span></text:p>
      <text:p text:style-name="P8"/>
      <text:p text:style-name="P32"><text:span text:style-name="T3">4 </text:span><text:span text:style-name="T11">ЦЕЛИ И ЗАДАЧИ</text:span></text:p>
      <text:p text:style-name="P28"><text:span text:style-name="T11"><text:tab/>4.1. Цель работы</text:span></text:p>
      <text:p text:style-name="P25"><text:span text:style-name="T11"><text:tab/>Целью курсового проектирования является разработка </text:span><text:span text:style-name="T12">схемы из элементов ТТЛ логики для светофора</text:span><text:span text:style-name="T11">.</text:span></text:p>
      <text:p text:style-name="P28"><text:span text:style-name="T11"><text:tab/>4.2. Решаемые задачи</text:span></text:p>
      <text:p text:style-name="P28"><text:span text:style-name="T11"><text:tab/>4.2.1. Анализ технического задания и возможных путей решения поставленной задачи.</text:span></text:p>
      <text:p text:style-name="P28"><text:span text:style-name="T11"><text:tab/>4.2.2. Обоснование и синтез электрической функциональной схемы устройства.</text:span></text:p>
      <text:p text:style-name="P28"><text:span text:style-name="T11"><text:tab/>4.2.3. Выбор элементной базы на основании технических требований.</text:span></text:p>
      <text:p text:style-name="P28"><text:span text:style-name="T11"><text:tab/>4.2.4. Разработка электрической принципиальной схемы устройства.</text:span></text:p>
      <text:p text:style-name="P28"><text:span text:style-name="T11"><text:tab/>4.2.5. Построение временных диаграмм.</text:span></text:p>
      <text:p text:style-name="P28"><text:span text:style-name="T11"><text:tab/>4.2.6. Расчет параметров мощности устройства.</text:span></text:p>
      <text:p text:style-name="P13"/>
      <text:p text:style-name="P32"><text:soft-page-break/><text:span text:style-name="T3">5 ТРЕБОВАНИЯ К РАЗРАБАТЫВАЕМОМУ УСТРОЙСТВУ</text:span></text:p>
      <text:p text:style-name="P28"><text:span text:style-name="T3"><text:tab/>5.1. Требования к составу и параметрам технических средств</text:span></text:p>
      <text:p text:style-name="P28"><text:span text:style-name="T3"><text:tab/>5.1.1. </text:span><text:span text:style-name="T7">4 восмиразрядных переключателя</text:span></text:p>
      <text:p text:style-name="P28"><text:span text:style-name="T3"><text:tab/>5.1.2. Разрядность шины данных – 8.</text:span></text:p>
      <text:p text:style-name="P28"><text:span text:style-name="T3"><text:tab/>5.1.3. Логика элементов – ТТЛ.</text:span></text:p>
      <text:p text:style-name="P28"><text:span text:style-name="T3"><text:tab/>5.1.4. Тактовая частота – 1 Гц.</text:span></text:p>
      <text:p text:style-name="P28"><text:span text:style-name="T3"><text:tab/>5.1.5. Мощность потребления – не более 3 Вт.</text:span></text:p>
      <text:p text:style-name="P28"><text:span text:style-name="T3"><text:tab/>5.2. Требования к эксплуатации</text:span></text:p>
      <text:p text:style-name="P28"><text:span text:style-name="T3"><text:tab/>5.2.1. Условия эксплуатации в соответствие с СанПиН2.2.2/2.4.1340-03.</text:span></text:p>
      <text:p text:style-name="P28"><text:span text:style-name="T3"><text:tab/>5.3. Требования к маркировке и упаковке</text:span></text:p>
      <text:p text:style-name="P28"><text:span text:style-name="T3"><text:tab/>Требования к маркировке и упаковке не предъявляются.</text:span></text:p>
      <text:p text:style-name="P28"><text:span text:style-name="T3"><text:tab/>5.4. Требования к транспортированию и хранению</text:span></text:p>
      <text:p text:style-name="P28"><text:span text:style-name="T3"><text:tab/>Требования к транспортировке и хранению не предъявляются.</text:span></text:p>
      <text:p text:style-name="P8"/>
      <text:p text:style-name="P32"><text:span text:style-name="T3">6 ТРЕБОВАНИЯ К ДОКУМЕНТАЦИИ</text:span></text:p>
      <text:p text:style-name="P28"><text:span text:style-name="T3"><text:tab/>6.1 </text:span><text:span text:style-name="T11">В состав сопровождающей документации должны входить:</text:span></text:p>
      <text:p text:style-name="P28"><text:span text:style-name="T3"><text:tab/>6.1.1 Расчетно-пояснительная записка на 25 – 30 листах формата А4</text:span></text:p>
      <text:p text:style-name="P28"><text:span text:style-name="T3"><text:tab/>6.1.2 Техническое задание (Приложение А)</text:span></text:p>
      <text:p text:style-name="P28"><text:span text:style-name="T3"><text:tab/>6.1.3 Спецификация (Приложение В)</text:span></text:p>
      <text:p text:style-name="P28"><text:span text:style-name="T3"><text:tab/>6.1.4 Справочник по микросхемам (Приложение Д).</text:span></text:p>
      <text:p text:style-name="P25"><text:span text:style-name="T3"><text:tab/>6.2 Графическая часть должна быть включена в расчетно-пояснительную записку в качестве приложений и иллюстраций:</text:span></text:p>
      <text:p text:style-name="P28"><text:span text:style-name="T3"><text:tab/>6.2.1 Временные диаграммы (Приложение Г).</text:span></text:p>
      <text:p text:style-name="P28"><text:span text:style-name="T3"><text:tab/>6.2.2 Схема электрическая структурная (Приложение Б)</text:span></text:p>
      <text:p text:style-name="P28"><text:span text:style-name="T3"><text:tab/>6.2.3 Схема электрическая функциональная (Приложение Б)</text:span></text:p>
      <text:p text:style-name="P28"><text:span text:style-name="T3"><text:tab/>6.2.4 Схема электрическая принципиальная (Приложение Б).</text:span></text:p>
      <text:p text:style-name="P8"/>
      <text:p text:style-name="P32"><text:span text:style-name="T3"/></text:p>
      <text:p text:style-name="P33"><text:span text:style-name="T3">7 СТАДИИ И ЭТАПЫ РАЗРАБОТКИ</text:span></text:p>
      <text:p text:style-name="P20"><text:span text:style-name="T3">Таблица 1 – Этапы разработки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4">№</text:p>
          </table:table-cell>
          <table:table-cell table:style-name="Table2.A1" office:value-type="string">
            <text:p text:style-name="P14">Название этапа</text:p>
          </table:table-cell>
          <table:table-cell table:style-name="Table2.A1" office:value-type="string">
            <text:p text:style-name="P14">Срок, % выполнения</text:p>
          </table:table-cell>
          <table:table-cell table:style-name="Table2.A1" office:value-type="string">
            <text:p text:style-name="P29"><text:span text:style-name="Нет"><text:span text:style-name="T13">Отчетность</text:span></text:span></text:p>
          </table:table-cell>
        </table:table-row>
        <table:table-row table:style-name="Table2.1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26"><text:span text:style-name="T14"><text:tab/></text:span><text:span text:style-name="Нет"><text:span text:style-name="T13">Исследование предметной области</text:span></text:span></text:p>
          </table:table-cell>
          <table:table-cell table:style-name="Table2.A1" office:value-type="string">
            <text:p text:style-name="P14">1 – 4 нед., 15%</text:p>
          </table:table-cell>
          <table:table-cell table:style-name="Table2.A1" office:value-type="string">
            <text:p text:style-name="P15"><text:tab/>Описание общего принципа работы устройства.</text:p>
          </table:table-cell>
        </table:table-row>
        <table:table-row table:style-name="Table2.1"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26"><text:span text:style-name="T14"><text:tab/></text:span><text:span text:style-name="Нет"><text:span text:style-name="T13">Разработка технического задания</text:span></text:span></text:p>
          </table:table-cell>
          <table:table-cell table:style-name="Table2.A1" office:value-type="string">
            <text:p text:style-name="P14">5 нед., 20%</text:p>
          </table:table-cell>
          <table:table-cell table:style-name="Table2.A1" office:value-type="string">
            <text:p text:style-name="P27"><text:span text:style-name="T14"><text:tab/></text:span><text:span text:style-name="Нет"><text:span text:style-name="T13">Техническое задание</text:span></text:span></text:p>
          </table:table-cell>
        </table:table-row>
        <table:table-row table:style-name="Table2.1"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5"><text:tab/>Проектирование и разработка функциональной электрической схемы</text:p>
          </table:table-cell>
          <table:table-cell table:style-name="Table2.A1" office:value-type="string">
            <text:p text:style-name="P14">6 – 7 нед. 40%</text:p>
          </table:table-cell>
          <table:table-cell table:style-name="Table2.A1" office:value-type="string">
            <text:p text:style-name="P15"><text:tab/>Функциональная схема</text:p>
          </table:table-cell>
        </table:table-row>
        <table:table-row table:style-name="Table2.1"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26"><text:span text:style-name="T14"><text:tab/></text:span><text:span text:style-name="Нет"><text:span text:style-name="T13">Проектирование и разработка принципиальной электрической схемы</text:span></text:span></text:p>
          </table:table-cell>
          <table:table-cell table:style-name="Table2.A1" office:value-type="string">
            <text:p text:style-name="P14">8 – 10 нед. 60%</text:p>
          </table:table-cell>
          <table:table-cell table:style-name="Table2.A1" office:value-type="string">
            <text:p text:style-name="P15"><text:tab/>Принципиальная схема</text:p>
          </table:table-cell>
        </table:table-row>
        <table:table-row table:style-name="Table2.1"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26"><text:span text:style-name="T14"><text:tab/></text:span><text:span text:style-name="Нет"><text:span text:style-name="T13">Оформление расчетно-пояснительной записки</text:span></text:span></text:p>
          </table:table-cell>
          <table:table-cell table:style-name="Table2.A1" office:value-type="string">
            <text:p text:style-name="P14">11 – 14 нед. 90%</text:p>
          </table:table-cell>
          <table:table-cell table:style-name="Table2.A1" office:value-type="string">
            <text:p text:style-name="P16"><text:tab/>Расчетно-поясн-</text:p>
            <text:p text:style-name="P16">ительная записка </text:p>
          </table:table-cell>
        </table:table-row>
        <table:table-row table:style-name="Table2.1"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26"><text:span text:style-name="T14"><text:tab/></text:span><text:span text:style-name="Нет"><text:span text:style-name="T13">Защита курсовой работы</text:span></text:span></text:p>
          </table:table-cell>
          <table:table-cell table:style-name="Table2.A1" office:value-type="string">
            <text:p text:style-name="P14">15 – 16 нед., 100%</text:p>
          </table:table-cell>
          <table:table-cell table:style-name="Table2.A1" office:value-type="string">
            <text:p text:style-name="P15"><text:tab/>Доклад (3 – 5 минут)</text:p>
          </table:table-cell>
        </table:table-row>
      </table:table>
      <text:p text:style-name="P9"/>
      <text:p text:style-name="P32"><text:span text:style-name="T3">8 ПОРЯДОК КОНТРОЛЯ И ПРИЕМА</text:span></text:p>
      <text:h text:style-name="Heading_20_2" text:outline-level="2"><text:tab/>8.1 Порядок контроля</text:h>
      <text:h text:style-name="Heading_20_2" text:outline-level="2"><text:span text:style-name="T26"><text:tab/>Контроль выполнения осуществляется руководителем еженедельно.</text:span></text:h>
      <text:h text:style-name="Heading_20_2" text:outline-level="2"><text:tab/>8.2 Порядок защиты</text:h>
      <text:h text:style-name="Heading_20_2" text:outline-level="2"><text:span text:style-name="T25"><text:tab/>Защита осуществляется перед комиссией, состоящей из преподавателей кафедры ИУ6.</text:span></text:h>
      <text:h text:style-name="Heading_20_2" text:outline-level="2"><text:tab/>8.3 Срок защиты</text:h>
      <text:h text:style-name="Heading_20_2" text:outline-level="2"><text:span text:style-name="T26"><text:tab/>Срок защиты: 15-16 недели.</text:span></text:h>
      <text:p text:style-name="P8"/>
      <text:p text:style-name="P8"/>
      <text:p text:style-name="P32"><text:span text:style-name="T3">9 ПРИМЕЧАНИЕ</text:span></text:p>
      <text:p text:style-name="P35"><text:soft-page-break/>В процессе выполнения работы возможно уточнение отдельных требований технического задания по взаимному согласованию руководителя и исполнителя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in" fo:margin-bottom="0in" style:contextual-spacing="false" fo:line-height="150%" fo:text-align="justify" style:justify-single-word="false" fo:keep-with-next="always">
        <style:tab-stops>
          <style:tab-stop style:position="0.1972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margin-top="0in" fo:margin-bottom="0in" style:contextual-spacing="false" fo:line-height="200%" fo:text-align="justify" style:justify-single-word="false" fo:text-indent="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Нет" style:family="text">
      <style:text-properties fo:language="ru" fo:country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  <text:p text:style-name="Standard"/>
        <text:p text:style-name="Standard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42</meta:editing-cycles>
    <meta:print-date>2021-05-11T18:20:00</meta:print-date>
    <meta:creation-date>2021-05-03T07:25:00</meta:creation-date>
    <dc:date>2022-03-13T22:56:30.566662621</dc:date>
    <meta:editing-duration>PT1H20M33S</meta:editing-duration>
    <meta:generator>LibreOffice/7.2.5.2$Linux_X86_64 LibreOffice_project/20$Build-2</meta:generator>
    <meta:document-statistic meta:table-count="2" meta:image-count="1" meta:object-count="0" meta:page-count="5" meta:paragraph-count="104" meta:word-count="547" meta:character-count="4711" meta:non-whitespace-character-count="3948"/>
    <meta:user-defined meta:name="AppVersion">16.0000</meta:user-defined>
    <meta:template xlink:type="simple" xlink:actuate="onRequest" xlink:title="Normal.dotm" xlink:href=""/>
  </office:meta>
</office:document-meta>
</file>